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78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5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20573in" fo:padding-bottom="0.20573in" fo:padding-left="0.17899in" fo:padding-right="0.178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25157in" fo:padding-bottom="0.25157in" fo:padding-left="0.22482in" fo:padding-right="0.22482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righ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.20573in" fo:padding-bottom="0.20573in" fo:padding-left="0.17899in" fo:padding-right="0.178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20573in" fo:padding-bottom="0.20573in" fo:padding-left="0.17899in" fo:padding-right="0.178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>
      <style:graphic-properties fo:wrap-option="wrap" fo:padding-top="0.25157in" fo:padding-bottom="0.25157in" fo:padding-left="0.22482in" fo:padding-right="0.22482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18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19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0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21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22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23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24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25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graphic" style:name="a1126">
      <style:graphic-properties draw:fill="solid" draw:fill-color="#5b9bd5" draw:opacity="100%" draw:stroke="solid" svg:stroke-width="0.01389in" svg:stroke-color="#5b9bd5" svg:stroke-opacity="100%" draw:stroke-linejoin="miter" svg:stroke-linecap="butt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70">
      <style:table-properties style:writing-mode="lr-tb"/>
    </style:style>
    <style:style style:family="table-column" style:name="a871">
      <style:table-column-properties style:column-width="4.44444in"/>
    </style:style>
    <style:style style:family="table-column" style:name="a872">
      <style:table-column-properties style:column-width="4.44444in"/>
    </style:style>
    <style:style style:family="table-row" style:name="a873">
      <style:table-row-properties style:row-height="0.40556in"/>
    </style:style>
    <style:style style:family="text" style:name="a874">
      <style:text-properties fo:font-size="0.27778in" style:font-size-asian="0.27778in" style:font-size-complex="0.27778in" fo:language="de" fo:country="DE"/>
    </style:style>
    <style:style style:family="text" style:name="a875">
      <style:text-properties fo:font-size="0.27778in" style:font-size-asian="0.27778in" style:font-size-complex="0.27778in" fo:language="de" fo:country="DE"/>
    </style:style>
    <style:style style:family="text" style:name="a876">
      <style:text-properties fo:font-size="0.27778in" style:font-size-asian="0.27778in" style:font-size-complex="0.27778in" fo:language="de" fo:country="DE"/>
    </style:style>
    <style:style style:family="text" style:name="a877">
      <style:text-properties fo:font-size="0.27778in" style:font-size-asian="0.27778in" style:font-size-complex="0.27778in" fo:language="de" fo:country="DE"/>
    </style:style>
    <style:style style:family="text" style:name="a878">
      <style:text-properties fo:font-size="0.27778in" style:font-size-asian="0.27778in" style:font-size-complex="0.27778in" fo:language="de" fo:country="DE"/>
    </style:style>
    <style:style style:family="text" style:name="a879">
      <style:text-properties fo:font-size="0.27778in" style:font-size-asian="0.27778in" style:font-size-complex="0.27778in" fo:language="de" fo:country="D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1085in" fo:padding-bottom="0.1085in" fo:padding-left="0.50354in" fo:padding-right="0.1085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draw:fill="solid" draw:fill-color="#c4d5eb" draw:opacity="100%" draw:stroke="solid" svg:stroke-width="0.01389in" svg:stroke-color="#ffffff" svg:stroke-opacity="100%" draw:stroke-linejoin="miter" svg:stroke-linecap="butt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1085in" fo:padding-bottom="0.1085in" fo:padding-left="0.50354in" fo:padding-right="0.1085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8">
      <style:graphic-properties draw:fill="solid" draw:fill-color="#c4d5eb" draw:opacity="100%" draw:stroke="solid" svg:stroke-width="0.01389in" svg:stroke-color="#ffffff" svg:stroke-opacity="100%" draw:stroke-linejoin="miter" svg:stroke-linecap="butt"/>
    </style:style>
    <style:style style:family="graphic" style:name="a1139">
      <style:graphic-properties/>
    </style:style>
    <style:style style:family="text" style:name="a880">
      <style:text-properties style:text-position="0% 100%" fo:font-size="0.27778in" style:font-size-asian="0.27778in" style:font-size-complex="0.27778in" fo:language="de" fo:country="DE"/>
    </style:style>
    <style:style style:family="text" style:name="a881">
      <style:text-properties style:text-position="0% 100%" fo:font-size="0.27778in" style:font-size-asian="0.27778in" style:font-size-complex="0.27778in" fo:language="de" fo:country="DE"/>
    </style:style>
    <style:style style:family="text" style:name="a882">
      <style:text-properties style:text-position="0% 100%" fo:font-size="0.27778in" style:font-size-asian="0.27778in" style:font-size-complex="0.27778in" fo:language="de" fo:country="DE"/>
    </style:style>
    <style:style style:family="text" style:name="a883">
      <style:text-properties style:text-position="0% 100%" fo:font-size="0.27778in" style:font-size-asian="0.27778in" style:font-size-complex="0.27778in" fo:language="de" fo:country="DE"/>
    </style:style>
    <style:style style:family="text" style:name="a884">
      <style:text-properties fo:font-size="0.27778in" style:font-size-asian="0.27778in" style:font-size-complex="0.27778in" fo:language="de" fo:country="DE"/>
    </style:style>
    <style:style style:family="paragraph" style:name="a885">
      <style:paragraph-properties/>
    </style:style>
    <style:style style:family="table-cell" style:name="a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size="0.27778in" style:font-size-asian="0.27778in" style:font-size-complex="0.27778in" fo:language="de" fo:country="D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style:text-position="0% 100%" fo:font-size="0.27778in" style:font-size-asian="0.27778in" style:font-size-complex="0.27778in" fo:language="de" fo:country="D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7">
      <style:graphic-properties draw:fill="solid" draw:fill-color="#5b9bd5" draw:opacity="100%" draw:stroke="solid" svg:stroke-width="0.01389in" svg:stroke-color="#ffffff" svg:stroke-opacity="100%" draw:stroke-linejoin="miter" svg:stroke-linecap="but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draw:fill="solid" draw:fill-color="#5b9bd5" draw:opacity="100%" draw:stroke="solid" svg:stroke-width="0.01389in" svg:stroke-color="#ffffff" svg:stroke-opacity="100%" draw:stroke-linejoin="miter" svg:stroke-linecap="butt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style:text-position="0% 100%" fo:font-size="0.27778in" style:font-size-asian="0.27778in" style:font-size-complex="0.27778in" fo:language="de" fo:country="DE"/>
    </style:style>
    <style:style style:family="text" style:name="a891">
      <style:text-properties style:text-position="0% 100%" fo:font-size="0.27778in" style:font-size-asian="0.27778in" style:font-size-complex="0.27778in" fo:language="de" fo:country="DE"/>
    </style:style>
    <style:style style:family="text" style:name="a892">
      <style:text-properties style:text-position="0% 100%" fo:font-size="0.27778in" style:font-size-asian="0.27778in" style:font-size-complex="0.27778in" fo:language="de" fo:country="DE"/>
    </style:style>
    <style:style style:family="text" style:name="a893">
      <style:text-properties style:text-position="0% 100%" fo:font-size="0.27778in" style:font-size-asian="0.27778in" style:font-size-complex="0.27778in" fo:language="de" fo:country="DE"/>
    </style:style>
    <style:style style:family="text" style:name="a894">
      <style:text-properties style:text-position="0% 100%" fo:font-size="0.27778in" style:font-size-asian="0.27778in" style:font-size-complex="0.27778in" fo:language="de" fo:country="DE"/>
    </style:style>
    <style:style style:family="text" style:name="a895">
      <style:text-properties style:text-position="0% 100%" fo:font-size="0.27778in" style:font-size-asian="0.27778in" style:font-size-complex="0.27778in" fo:language="de" fo:country="DE"/>
    </style:style>
    <style:style style:family="text" style:name="a896">
      <style:text-properties style:text-position="0% 100%" fo:font-size="0.27778in" style:font-size-asian="0.27778in" style:font-size-complex="0.27778in" fo:language="de" fo:country="DE"/>
    </style:style>
    <style:style style:family="paragraph" style:name="a910">
      <style:paragraph-properties fo:line-height="90%" fo:text-align="center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size="0.27778in" style:font-size-asian="0.27778in" style:font-size-complex="0.27778in" fo:language="de" fo:country="DE"/>
    </style:style>
    <style:style style:family="graphic" style:name="a911">
      <style:graphic-properties fo:wrap-option="wrap" fo:padding-top="0.36667in" fo:padding-bottom="0.36667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center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36667in" fo:padding-bottom="0.36667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9167in" fo:padding-bottom="0.09167in" fo:padding-left="0.4742in" fo:padding-right="0.091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center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36667in" fo:padding-bottom="0.36667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25157in" fo:padding-bottom="0.25157in" fo:padding-left="0.22482in" fo:padding-right="0.22482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75in" fo:padding-bottom="0.075in" fo:padding-left="0.075in" fo:padding-right="0.0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20573in" fo:padding-bottom="0.20573in" fo:padding-left="0.17899in" fo:padding-right="0.178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5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25157in" fo:padding-bottom="0.25157in" fo:padding-left="0.22482in" fo:padding-right="0.22482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righ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86"/>
    <text:list-style style:name="a1037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85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3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2in"/>
      </text:list-level-style-number>
      <text:list-level-style-number text:level="5" style:num-format="">
        <style:list-level-properties text:space-before="0.4in"/>
      </text:list-level-style-number>
      <text:list-level-style-number text:level="6" style:num-format="">
        <style:list-level-properties text:space-before="2.13in"/>
      </text:list-level-style-number>
      <text:list-level-style-number text:level="7" style:num-format="">
        <style:list-level-properties text:space-before="2.63in"/>
      </text:list-level-style-number>
      <text:list-level-style-number text:level="8" style:num-format="">
        <style:list-level-properties text:space-before="3.13in"/>
      </text:list-level-style-number>
      <text:list-level-style-number text:level="9" style:num-format="">
        <style:list-level-properties text:space-before="3.63in"/>
      </text:list-level-style-number>
    </text:list-style>
    <text:list-style style:name="a946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8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6">
      <text:list-level-style-bullet text:level="1" text:bullet-char="§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8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09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98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934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8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37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8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8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00">
      <text:list-level-style-bullet text:level="1" text:bullet-char="à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à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à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à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à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à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à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à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à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51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1091">
      <text:list-level-style-bullet text:level="1" text:bullet-char="§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4">
      <text:list-level-style-bullet text:level="1" text:bullet-char="à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à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à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à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à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à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à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à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à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99"/>
    <text:list-style style:name="a1015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8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8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106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6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3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10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6">
      <text:list-level-style-bullet text:level="1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2in" text:min-label-width="0.3125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4in" text:min-label-width="0.3125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13in" text:min-label-width="0.3125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2.63in" text:min-label-width="0.3125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13in" text:min-label-width="0.3125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3.63in" text:min-label-width="0.3125in"/>
        <style:text-properties fo:color="#1cade4" fo:font-family="Wingdings" style:font-pitch="variable" fo:font-size="100%"/>
      </text:list-level-style-bullet>
    </text:list-style>
    <text:list-style style:name="a8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2in"/>
      </text:list-level-style-number>
      <text:list-level-style-number text:level="5" style:num-format="">
        <style:list-level-properties text:space-before="0.4in"/>
      </text:list-level-style-number>
      <text:list-level-style-number text:level="6" style:num-format="">
        <style:list-level-properties text:space-before="2.13in"/>
      </text:list-level-style-number>
      <text:list-level-style-number text:level="7" style:num-format="">
        <style:list-level-properties text:space-before="2.63in"/>
      </text:list-level-style-number>
      <text:list-level-style-number text:level="8" style:num-format="">
        <style:list-level-properties text:space-before="3.13in"/>
      </text:list-level-style-number>
      <text:list-level-style-number text:level="9" style:num-format="">
        <style:list-level-properties text:space-before="3.63in"/>
      </text:list-level-style-number>
    </text:list-style>
  </office:automatic-styles>
  <office:body>
    <office:presentation>
      <draw:page draw:name="Slide1" draw:style-name="a818" draw:master-page-name="Master1-Layout1-title-Titelfolie" presentation:presentation-page-layout-name="Master1-PPL1" draw:id="Slide-256">
        <draw:frame draw:id="id101" presentation:style-name="a827" draw:name="Untertitel 2" svg:x="1.20303in" svg:y="4.87273in" svg:width="11in" svg:height="1.25in" presentation:class="subtitle" presentation:placeholder="false">
          <draw:text-box>
            <text:p text:style-name="a824" text:class-names="" text:cond-style-name=""><text:span text:style-name="a819" text:class-names="">Philipp<text:s text:c="1"/></text:span><text:span text:style-name="a820" text:class-names="">Riedmann</text:span><text:span text:style-name="a821" text:class-names="">,<text:s text:c="1"/></text:span><text:span text:style-name="a822" text:class-names="">Tabea</text:span><text:span text:style-name="a823" text:class-names=""><text:s text:c="1"/>Schmidt,</text:span></text:p>
            <text:p text:style-name="a826" text:class-names="" text:cond-style-name=""><text:span text:style-name="a825" text:class-names="">Michael Schreier, Jens Wöhrle</text:span></text:p>
          </draw:text-box>
          <svg:title/>
          <svg:desc/>
        </draw:frame>
        <draw:frame draw:id="id102" presentation:style-name="a831" draw:name="Titel 3" svg:x="1.2in" svg:y="0.83in" svg:width="11in" svg:height="3.9in" presentation:class="title" presentation:placeholder="false">
          <draw:text-box>
            <text:p text:style-name="a830" text:class-names="" text:cond-style-name=""><text:span text:style-name="a828" text:class-names="">Vordere teile der Präsentation</text:span><text:span text:style-name="a829" text:class-names=""/></text:p>
          </draw:text-box>
          <svg:title/>
          <svg:desc/>
        </draw:frame>
      </draw:page>
      <draw:page draw:name="Slide8" draw:style-name="a832" draw:master-page-name="Master1-Layout2-obj-Titel-und-Inhalt" presentation:presentation-page-layout-name="Master1-PPL2" draw:id="Slide-263">
        <draw:frame draw:id="id103" presentation:style-name="a836" draw:name="Titel 1" svg:x="1.2in" svg:y="0.31343in" svg:width="11in" svg:height="1.58657in" presentation:class="title" presentation:placeholder="false">
          <draw:text-box>
            <text:p text:style-name="a835" text:class-names="" text:cond-style-name=""><text:span text:style-name="a833" text:class-names="">Ethnomethodology and Ethnography</text:span><text:span text:style-name="a834" text:class-names=""/></text:p>
          </draw:text-box>
          <svg:title/>
          <svg:desc/>
        </draw:frame>
        <draw:frame draw:id="id104" presentation:style-name="a869" draw:name="Inhaltsplatzhalter 6" svg:x="1.2in" svg:y="2.01852in" svg:width="11in" svg:height="4.4in" presentation:class="outline" presentation:placeholder="false">
          <draw:text-box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How people accomplish social order in their everyday life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/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/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/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/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/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8" text:class-names=""></text:span><text:span text:style-name="a859" text:class-names=""><text:s text:c="1"/></text:span><text:span text:style-name="a860" text:class-names="">Ethnographic data need to be collected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/></text:p>
                  </text:list-item>
                </text:list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  <draw:frame draw:id="id105" draw:name="Tabelle 7" svg:x="1.97531in" svg:y="3.3179in" svg:width="8.88889in" svg:height="0.76667in">
          <table:table table:style-name="a8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71" table:default-cell-style-name=""/>
            <table:table-column table:style-name="a872" table:default-cell-style-name=""/>
            <table:table-row table:style-name="a873" table:default-cell-style-name="">
              <table:table-cell table:style-name="a887">
                <text:list text:style-name="a886">
                  <text:list-item>
                    <text:p text:style-name="a885" text:class-names="" text:cond-style-name=""><text:span text:style-name="a874" text:class-names="">Views<text:s text:c="1"/></text:span><text:span text:style-name="a875" text:class-names="">people</text:span><text:span text:style-name="a876" text:class-names=""><text:s text:c="1"/></text:span><text:span text:style-name="a877" text:class-names="">as</text:span><text:span text:style-name="a878" text:class-names=""><text:s text:c="1"/></text:span><text:span text:style-name="a879" text:class-names="">shaping</text:span><text:span text:style-name="a880" text:class-names=""><text:s text:c="1"/></text:span><text:span text:style-name="a881" text:class-names="">their</text:span><text:span text:style-name="a882" text:class-names=""><text:s text:c="1"/></text:span><text:span text:style-name="a883" text:class-names="">actions</text:span><text:span text:style-name="a884" text:class-names=""/></text:p>
                  </text:list-item>
                </text:list>
              </table:table-cell>
              <table:table-cell table:style-name="a900">
                <text:list text:style-name="a899">
                  <text:list-item>
                    <text:p text:style-name="a898" text:class-names="" text:cond-style-name=""><text:span text:style-name="a888" text:class-names="">Not</text:span><text:span text:style-name="a889" text:class-names=""><text:s text:c="1"/></text:span><text:span text:style-name="a890" text:class-names="">actions</text:span><text:span text:style-name="a891" text:class-names=""><text:s text:c="1"/></text:span><text:span text:style-name="a892" text:class-names="">defined</text:span><text:span text:style-name="a893" text:class-names=""><text:s text:c="1"/></text:span><text:span text:style-name="a894" text:class-names="">by</text:span><text:span text:style-name="a895" text:class-names=""><text:s text:c="1"/>the<text:s text:c="1"/></text:span><text:span text:style-name="a896" text:class-names="">enviroment</text:span><text:span text:style-name="a89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3" draw:style-name="a901" draw:master-page-name="Master1-Layout2-obj-Titel-und-Inhalt" presentation:presentation-page-layout-name="Master1-PPL2" draw:id="Slide-268">
        <draw:frame draw:id="id106" presentation:style-name="a905" draw:name="Titel 1" svg:x="1.2in" svg:y="0.31343in" svg:width="11in" svg:height="1.58657in" presentation:class="title" presentation:placeholder="false">
          <draw:text-box>
            <text:p text:style-name="a904" text:class-names="" text:cond-style-name=""><text:span text:style-name="a902" text:class-names="">Ethnomethodology and Ethnography</text:span><text:span text:style-name="a903" text:class-names=""/></text:p>
          </draw:text-box>
          <svg:title/>
          <svg:desc/>
        </draw:frame>
        <draw:frame draw:id="id107" presentation:style-name="a906" draw:name="Inhaltsplatzhalter 6" svg:x="1.2in" svg:y="2.01852in" svg:width="11in" svg:height="4.4in" presentation:class="outline" presentation:placeholder="true">
          <draw:text-box/>
          <svg:title/>
          <svg:desc/>
        </draw:frame>
        <draw:g draw:name="Diagramm 2" draw:id="id112" draw:style-name="a923">
          <svg:title/>
          <svg:desc/>
          <draw:custom-shape svg:x="2.22222in" svg:y="2.00213in" svg:width="8.88889in" svg:height="3.49573in" draw:id="id108" draw:style-name="a907">
            <svg:title/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53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8.08029in" svg:y="2.87607in" svg:width="2.14193in" svg:height="1.74787in" draw:id="id109" draw:style-name="a911">
            <svg:title/>
            <svg:desc/>
            <text:p text:style-name="a910" text:class-names="" text:cond-style-name=""><text:span text:style-name="a908" text:class-names="">Theory</text:span><text:span text:style-name="a909" text:class-names=""/></text:p>
            <draw:enhanced-geometry xmlns:dr3d="urn:oasis:names:tc:opendocument:xmlns:dr3d:1.0" draw:type="non-primitive" svg:viewBox="0 0 1958578 1598250" draw:enhanced-path="M 0 0 L 1958578 0 1958578 1598250 0 1598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8578"/>
              <draw:equation draw:name="f7" draw:formula="?f4 / 1598250"/>
              <draw:equation draw:name="f8" draw:formula="0 * ?f5 / 1958578"/>
              <draw:equation draw:name="f9" draw:formula="0 * ?f4 / 1598250"/>
              <draw:equation draw:name="f10" draw:formula="1958578 * ?f5 / 1958578"/>
              <draw:equation draw:name="f11" draw:formula="1598250 * ?f4 / 1598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0998in" svg:y="2.87607in" svg:width="2.14193in" svg:height="1.74787in" draw:id="id110" draw:style-name="a918">
            <svg:title/>
            <svg:desc/>
            <text:p text:style-name="a917" text:class-names="" text:cond-style-name=""><text:span text:style-name="a912" text:class-names="">rather</text:span><text:span text:style-name="a913" text:class-names=""><text:s text:c="1"/></text:span><text:span text:style-name="a914" text:class-names="">than</text:span><text:span text:style-name="a915" text:class-names=""><text:s text:c="1"/>a</text:span><text:span text:style-name="a916" text:class-names=""/></text:p>
            <draw:enhanced-geometry xmlns:dr3d="urn:oasis:names:tc:opendocument:xmlns:dr3d:1.0" draw:type="non-primitive" svg:viewBox="0 0 1958578 1598250" draw:enhanced-path="M 0 0 L 1958578 0 1958578 1598250 0 1598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8578"/>
              <draw:equation draw:name="f7" draw:formula="?f4 / 1598250"/>
              <draw:equation draw:name="f8" draw:formula="0 * ?f5 / 1958578"/>
              <draw:equation draw:name="f9" draw:formula="0 * ?f4 / 1598250"/>
              <draw:equation draw:name="f10" draw:formula="1958578 * ?f5 / 1958578"/>
              <draw:equation draw:name="f11" draw:formula="1598250 * ?f4 / 1598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93967in" svg:y="2.87607in" svg:width="2.14193in" svg:height="1.74787in" draw:id="id111" draw:style-name="a922">
            <svg:title/>
            <svg:desc/>
            <text:p text:style-name="a921" text:class-names="" text:cond-style-name=""><text:span text:style-name="a919" text:class-names="">Approach</text:span><text:span text:style-name="a920" text:class-names=""/></text:p>
            <draw:enhanced-geometry xmlns:dr3d="urn:oasis:names:tc:opendocument:xmlns:dr3d:1.0" draw:type="non-primitive" svg:viewBox="0 0 1958578 1598250" draw:enhanced-path="M 0 0 L 1958578 0 1958578 1598250 0 1598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8578"/>
              <draw:equation draw:name="f7" draw:formula="?f4 / 1598250"/>
              <draw:equation draw:name="f8" draw:formula="0 * ?f5 / 1958578"/>
              <draw:equation draw:name="f9" draw:formula="0 * ?f4 / 1598250"/>
              <draw:equation draw:name="f10" draw:formula="1958578 * ?f5 / 1958578"/>
              <draw:equation draw:name="f11" draw:formula="1598250 * ?f4 / 1598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5" draw:style-name="a924" draw:master-page-name="Master1-Layout2-obj-Titel-und-Inhalt" presentation:presentation-page-layout-name="Master1-PPL2" draw:id="Slide-270">
        <draw:frame draw:id="id113" presentation:style-name="a928" draw:name="Titel 1" svg:x="1.2in" svg:y="0.31343in" svg:width="11in" svg:height="1.58657in" presentation:class="title" presentation:placeholder="false">
          <draw:text-box>
            <text:p text:style-name="a927" text:class-names="" text:cond-style-name=""><text:span text:style-name="a925" text:class-names="">Ethnomethodology and Ethnography</text:span><text:span text:style-name="a926" text:class-names=""/></text:p>
          </draw:text-box>
          <svg:title/>
          <svg:desc/>
        </draw:frame>
        <draw:frame draw:id="id114" presentation:style-name="a977" draw:name="Inhaltsplatzhalter 2" svg:x="1.2in" svg:y="2.01852in" svg:width="11in" svg:height="4.4in" presentation:class="outline" presentation:placeholder="false">
          <draw:text-box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p text:style-name="a933" text:class-names="" text:cond-style-name=""><text:span text:style-name="a929" text:class-names="">Successfully</text:span><text:span text:style-name="a930" text:class-names=""><text:s text:c="1"/></text:span><text:span text:style-name="a931" text:class-names="">tested</text:span><text:span text:style-name="a932" text:class-names=""><text:s text:c="1"/>on<text:s text:c="1"/></text:span></text:p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list text:style-name="a937">
                          <text:list-item>
                            <text:p text:style-name="a936" text:class-names="" text:cond-style-name=""><text:span text:style-name="a935" text:class-names="">Londons Metro Sys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p text:style-name="a945" text:class-names="" text:cond-style-name=""><text:span text:style-name="a938" text:class-names="">a Air<text:s text:c="1"/></text:span><text:span text:style-name="a939" text:class-names="">traffic</text:span><text:span text:style-name="a940" text:class-names=""><text:s text:c="1"/></text:span><text:span text:style-name="a941" text:class-names="">controlling</text:span><text:span text:style-name="a942" text:class-names=""><text:s text:c="1"/></text:span><text:span text:style-name="a943" text:class-names="">system</text:span><text:span text:style-name="a944" text:class-names="">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list text:style-name="a951">
                      <text:list-item>
                        <text:p text:style-name="a950" text:class-names="" text:cond-style-name=""><text:span text:style-name="a947" text:class-names="">British<text:s text:c="1"/></text:span><text:span text:style-name="a948" text:class-names="">sociologists</text:span><text:span text:style-name="a949" text:class-names=""><text:s text:c="1"/>in 1991/1992</text:span></text:p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52" text:class-names="">Testing</text:span><text:span text:style-name="a953" text:class-names=""><text:s text:c="1"/></text:span><text:span text:style-name="a954" text:class-names="">several</text:span><text:span text:style-name="a955" text:class-names=""><text:s text:c="1"/></text:span><text:span text:style-name="a956" text:class-names="">settings</text:span><text:span text:style-name="a957" text:class-names=""><text:s text:c="1"/>in<text:s text:c="1"/></text:span><text:span text:style-name="a958" text:class-names="">order</text:span><text:span text:style-name="a959" text:class-names=""><text:s text:c="1"/></text:span><text:span text:style-name="a960" text:class-names="">to</text:span><text:span text:style-name="a961" text:class-names=""><text:s text:c="1"/></text:span><text:span text:style-name="a962" text:class-names="">improve</text:span><text:span text:style-name="a963" text:class-names=""><text:s text:c="1"/>the<text:s text:c="1"/></text:span><text:span text:style-name="a964" text:class-names="">performance</text:span><text:span text:style-name="a965" text:class-names=""><text:s text:c="1"/></text:span><text:span text:style-name="a966" text:class-names="">oin</text:span><text:span text:style-name="a967" text:class-names=""><text:s text:c="1"/></text:span><text:span text:style-name="a968" text:class-names="">using</text:span><text:span text:style-name="a969" text:class-names=""><text:s text:c="1"/>the<text:s text:c="1"/></text:span><text:span text:style-name="a970" text:class-names="">system</text:span><text:span text:style-name="a971" text:class-names=""/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978" draw:master-page-name="Master1-Layout2-obj-Titel-und-Inhalt" presentation:presentation-page-layout-name="Master1-PPL2" draw:id="Slide-271">
        <draw:frame draw:id="id115" presentation:style-name="a982" draw:name="Titel 1" svg:x="1.2in" svg:y="0.31343in" svg:width="11in" svg:height="1.58657in" presentation:class="title" presentation:placeholder="false">
          <draw:text-box>
            <text:p text:style-name="a981" text:class-names="" text:cond-style-name=""><text:span text:style-name="a979" text:class-names="">Ethnomethodology and Ethnography</text:span><text:span text:style-name="a980" text:class-names=""/></text:p>
          </draw:text-box>
          <svg:title/>
          <svg:desc/>
        </draw:frame>
        <draw:frame draw:id="id116" presentation:style-name="a1038" draw:name="Inhaltsplatzhalter 2" svg:x="1.2in" svg:y="2.01852in" svg:width="11in" svg:height="4.4in" presentation:class="outline" presentation:placeholder="false">
          <draw:text-box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p text:style-name="a989" text:class-names="" text:cond-style-name=""><text:span text:style-name="a983" text:class-names="">Difficulties</text:span><text:span text:style-name="a984" text:class-names=""><text:s text:c="1"/></text:span><text:span text:style-name="a985" text:class-names="">for</text:span><text:span text:style-name="a986" text:class-names=""><text:s text:c="1"/></text:span><text:span text:style-name="a987" text:class-names="">Ethnomethodologists</text:span><text:span text:style-name="a988" text:class-names=""/></text:p>
                      </text:list-item>
                    </text:list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1" text:class-names="">Confrontation</text:span><text:span text:style-name="a992" text:class-names=""><text:s text:c="1"/></text:span><text:span text:style-name="a993" text:class-names="">with</text:span><text:span text:style-name="a994" text:class-names=""><text:s text:c="1"/>HCI<text:s text:c="1"/></text:span><text:span text:style-name="a995" text:class-names="">developer</text:span><text:span text:style-name="a996" text:class-names=""/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p text:style-name="a1008" text:class-names="" text:cond-style-name=""><text:span text:style-name="a999" text:class-names="">Not<text:s text:c="1"/></text:span><text:span text:style-name="a1000" text:class-names="">familiar</text:span><text:span text:style-name="a1001" text:class-names=""><text:s text:c="1"/></text:span><text:span text:style-name="a1002" text:class-names="">area</text:span><text:span text:style-name="a1003" text:class-names=""><text:s text:c="1"/></text:span><text:span text:style-name="a1004" text:class-names="">for</text:span><text:span text:style-name="a1005" text:class-names=""><text:s text:c="1"/></text:span><text:span text:style-name="a1006" text:class-names="">Ethnomethodologists</text:span><text:span text:style-name="a1007" text:class-names=""/></text:p>
                      </text:list-item>
                    </text:list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list text:style-name="a1015">
                      <text:list-item>
                        <text:p text:style-name="a1014" text:class-names="" text:cond-style-name=""><text:span text:style-name="a1010" text:class-names="">Descriptive</text:span><text:span text:style-name="a1011" text:class-names=""><text:s text:c="1"/>not<text:s text:c="1"/></text:span><text:span text:style-name="a1012" text:class-names="">prescriptive</text:span><text:span text:style-name="a1013" text:class-names=""/></text:p>
                      </text:list-item>
                    </text:list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list text:style-name="a1018">
                      <text:list-item>
                        <text:p text:style-name="a1017" text:class-names="" text:cond-style-name=""><text:span text:style-name="a1016" text:class-names=""/></text:p>
                      </text:list-item>
                    </text:list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list text:style-name="a1034">
                      <text:list-item>
                        <text:p text:style-name="a1033" text:class-names="" text:cond-style-name=""><text:span text:style-name="a1019" text:class-names=""></text:span><text:span text:style-name="a1020" text:class-names=""><text:s text:c="1"/></text:span><text:span text:style-name="a1021" text:class-names="">Coopoeration</text:span><text:span text:style-name="a1022" text:class-names=""><text:s text:c="1"/></text:span><text:span text:style-name="a1023" text:class-names="">and</text:span><text:span text:style-name="a1024" text:class-names=""><text:s text:c="1"/></text:span><text:span text:style-name="a1025" text:class-names="">Comunication</text:span><text:span text:style-name="a1026" text:class-names=""><text:s text:c="1"/></text:span><text:span text:style-name="a1027" text:class-names="">between</text:span><text:span text:style-name="a1028" text:class-names=""><text:s text:c="1"/>Developer<text:s text:c="1"/></text:span><text:span text:style-name="a1029" text:class-names="">and</text:span><text:span text:style-name="a1030" text:class-names=""><text:s text:c="1"/></text:span><text:span text:style-name="a1031" text:class-names="">Ethnomethodologist</text:span><text:span text:style-name="a1032" text:class-names=""/></text:p>
                      </text:list-item>
                    </text:list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list text:style-name="a1037">
                      <text:list-item>
                        <text:p text:style-name="a1036" text:class-names="" text:cond-style-name=""><text:span text:style-name="a103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039" draw:master-page-name="Master1-Layout2-obj-Titel-und-Inhalt" presentation:presentation-page-layout-name="Master1-PPL2" draw:id="Slide-266">
        <draw:frame draw:id="id117" presentation:style-name="a1043" draw:name="Titel 1" svg:x="1.2in" svg:y="0.31343in" svg:width="11in" svg:height="1.58657in" presentation:class="title" presentation:placeholder="false">
          <draw:text-box>
            <text:p text:style-name="a1042" text:class-names="" text:cond-style-name=""><text:span text:style-name="a1040" text:class-names="">Ethnomethodology and Ethnography</text:span><text:span text:style-name="a1041" text:class-names=""/></text:p>
          </draw:text-box>
          <svg:title/>
          <svg:desc/>
        </draw:frame>
        <draw:frame draw:id="id118" presentation:style-name="a1070" draw:name="Inhaltsplatzhalter 2" svg:x="1.2in" svg:y="2.01852in" svg:width="11in" svg:height="4.4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44" text:class-names="">Ethnomethodology</text:span><text:span text:style-name="a1045" text:class-names=""><text:s text:c="1"/></text:span><text:span text:style-name="a1046" text:class-names="">is</text:span><text:span text:style-name="a1047" text:class-names=""><text:s text:c="1"/></text:span><text:span text:style-name="a1048" text:class-names="">deeply</text:span><text:span text:style-name="a1049" text:class-names=""><text:s text:c="1"/>relevant<text:s text:c="1"/></text:span><text:span text:style-name="a1050" text:class-names="">for</text:span><text:span text:style-name="a1051" text:class-names=""><text:s text:c="1"/>design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4" text:class-names=""><text:s text:c="1"/>but<text:s text:c="1"/></text:span><text:span text:style-name="a1055" text:class-names="">its</text:span><text:span text:style-name="a1056" text:class-names=""><text:s text:c="1"/></text:span><text:span text:style-name="a1057" text:class-names="">value</text:span><text:span text:style-name="a1058" text:class-names=""><text:s text:c="1"/></text:span><text:span text:style-name="a1059" text:class-names="">is</text:span><text:span text:style-name="a1060" text:class-names="">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elsewhere</text:span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</draw:text-box>
          <svg:title/>
          <svg:desc/>
        </draw:frame>
      </draw:page>
      <draw:page draw:name="Slide7" draw:style-name="a1071" draw:master-page-name="Master1-Layout2-obj-Titel-und-Inhalt" presentation:presentation-page-layout-name="Master1-PPL2" draw:id="Slide-262">
        <draw:frame draw:id="id119" presentation:style-name="a1075" draw:name="Titel 1" svg:x="1.2in" svg:y="0.31343in" svg:width="11in" svg:height="1.58657in" presentation:class="title" presentation:placeholder="false">
          <draw:text-box>
            <text:p text:style-name="a1074" text:class-names="" text:cond-style-name=""><text:span text:style-name="a1072" text:class-names="">CSCW<text:s text:c="1"/></text:span><text:span text:style-name="a1073" text:class-names="">Theories</text:span></text:p>
          </draw:text-box>
          <svg:title/>
          <svg:desc/>
        </draw:frame>
        <draw:frame draw:id="id120" presentation:style-name="a1101" draw:name="Inhaltsplatzhalter 2" svg:x="1.2in" svg:y="2.01852in" svg:width="11in" svg:height="4.4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<text:s text:c="1"/>Computer technologies to be designed to support collaborative working practices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79" text:class-names=""><text:s text:c="1"/>How work<text:s text:c="1"/></text:span><text:span text:style-name="a1080" text:class-names="">organisations</text:span><text:span text:style-name="a1081" text:class-names="">, groups and teams together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Social loafing – people work less hard in a group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7" text:class-names="">Groups exert less effort than<text:s text:c="1"/></text:span><text:span text:style-name="a1088" text:class-names="">indivuduals</text:span><text:span text:style-name="a1089" text:class-names=""/></text:p>
                  </text:list-item>
                </text:list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Focus on job Satisfaction and Work design principles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5" text:class-names="">How do<text:s text:c="1"/></text:span><text:span text:style-name="a1096" text:class-names="">organisations</text:span><text:span text:style-name="a1097" text:class-names=""><text:s text:c="1"/>manage their business?</text:span><text:span text:style-name="a1098" text:class-names=""/></text:p>
              </text:list-item>
            </text:list>
          </draw:text-box>
          <svg:title/>
          <svg:desc/>
        </draw:frame>
      </draw:page>
      <draw:page draw:name="Slide17" draw:style-name="a1102" draw:master-page-name="Master1-Layout2-obj-Titel-und-Inhalt" presentation:presentation-page-layout-name="Master1-PPL2" draw:id="Slide-272">
        <draw:frame draw:id="id121" presentation:style-name="a1106" draw:name="Titel 1" svg:x="1.2in" svg:y="0.31343in" svg:width="11in" svg:height="1.58657in" presentation:class="title" presentation:placeholder="false">
          <draw:text-box>
            <text:p text:style-name="a1105" text:class-names="" text:cond-style-name=""><text:span text:style-name="a1103" text:class-names="">CSCW<text:s text:c="1"/></text:span><text:span text:style-name="a1104" text:class-names="">Theories</text:span></text:p>
          </draw:text-box>
          <svg:title/>
          <svg:desc/>
        </draw:frame>
        <draw:frame draw:id="id122" presentation:style-name="a1111" draw:name="Inhaltsplatzhalter 2" svg:x="1.2in" svg:y="2.01852in" svg:width="11in" svg:height="4.4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7" text:class-names="">CSCW cannot be put into a small section</text:span><text:span text:style-name="a1108" text:class-names=""/></text:p>
              </text:list-item>
            </text:list>
          </draw:text-box>
          <svg:title/>
          <svg:desc/>
        </draw:frame>
      </draw:page>
      <draw:page draw:name="Slide18" draw:style-name="a1112" draw:master-page-name="Master1-Layout2-obj-Titel-und-Inhalt" presentation:presentation-page-layout-name="Master1-PPL2" draw:id="Slide-273">
        <draw:frame draw:id="id123" presentation:style-name="a1116" draw:name="Titel 1" svg:x="1.2in" svg:y="0.31343in" svg:width="11in" svg:height="1.58657in" presentation:class="title" presentation:placeholder="false">
          <draw:text-box>
            <text:p text:style-name="a1115" text:class-names="" text:cond-style-name=""><text:span text:style-name="a1113" text:class-names="">CSCW<text:s text:c="1"/></text:span><text:span text:style-name="a1114" text:class-names="">Theories</text:span></text:p>
          </draw:text-box>
          <svg:title/>
          <svg:desc/>
        </draw:frame>
        <draw:g draw:name="Inhaltsplatzhalter 5" draw:id="id138" draw:style-name="a1139">
          <svg:title/>
          <svg:desc/>
          <draw:custom-shape svg:x="6.05439in" svg:y="4.89282in" svg:width="0.10387in" svg:height="0.10387in" draw:id="id124" draw:style-name="a111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9634in" svg:y="5.03864in" svg:width="0.10387in" svg:height="0.10387in" draw:id="id125" draw:style-name="a11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85495in" svg:y="5.16489in" svg:width="0.10387in" svg:height="0.10387in" draw:id="id126" draw:style-name="a11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98459in" svg:y="3.42523in" svg:width="0.10387in" svg:height="0.10387in" draw:id="id127" draw:style-name="a11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12336in" svg:y="3.34254in" svg:width="0.10387in" svg:height="0.10387in" draw:id="id128" draw:style-name="a112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26172in" svg:y="3.25984in" svg:width="0.10387in" svg:height="0.10387in" draw:id="id129" draw:style-name="a112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40008in" svg:y="3.34254in" svg:width="0.10387in" svg:height="0.10387in" draw:id="id130" draw:style-name="a112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53886in" svg:y="3.42523in" svg:width="0.10387in" svg:height="0.10387in" draw:id="id131" draw:style-name="a112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26172in" svg:y="3.43433in" svg:width="0.10387in" svg:height="0.10387in" draw:id="id132" draw:style-name="a112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26172in" svg:y="3.60882in" svg:width="0.10387in" svg:height="0.10387in" draw:id="id133" draw:style-name="a112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41661in" svg:y="5.5443in" svg:width="2.24034in" svg:height="0.60093in" draw:id="id134" draw:style-name="a1132">
            <svg:title/>
            <svg:desc/>
            <text:p text:style-name="a1131" text:class-names="" text:cond-style-name=""><text:span text:style-name="a1127" text:class-names="">Social</text:span><text:span text:style-name="a1128" text:class-names=""><text:s text:c="1"/></text:span><text:span text:style-name="a1129" text:class-names="">behavior</text:span><text:span text:style-name="a1130" text:class-names=""/></text:p>
            <draw:enhanced-geometry xmlns:dr3d="urn:oasis:names:tc:opendocument:xmlns:dr3d:1.0" draw:type="non-primitive" svg:viewBox="0 0 2048567 549486" draw:enhanced-path="M 0 91583 C 0 41003 41003 0 91583 0 L 1956984 0 C 2007564 0 2048567 41003 2048567 91583 L 2048567 457903 C 2048567 508483 2007564 549486 1956984 549486 L 91583 549486 C 41003 549486 0 508483 0 457903 L 0 915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8567"/>
              <draw:equation draw:name="f7" draw:formula="?f4 / 549486"/>
              <draw:equation draw:name="f8" draw:formula="0 * ?f5 / 2048567"/>
              <draw:equation draw:name="f9" draw:formula="91583 * ?f4 / 549486"/>
              <draw:equation draw:name="f10" draw:formula="91583 * ?f5 / 2048567"/>
              <draw:equation draw:name="f11" draw:formula="0 * ?f4 / 549486"/>
              <draw:equation draw:name="f12" draw:formula="1956984 * ?f5 / 2048567"/>
              <draw:equation draw:name="f13" draw:formula="2048567 * ?f5 / 2048567"/>
              <draw:equation draw:name="f14" draw:formula="457903 * ?f4 / 549486"/>
              <draw:equation draw:name="f15" draw:formula="549486 * ?f4 / 54948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79545in" svg:y="4.9555in" svg:width="1.03873in" svg:height="1.03866in" draw:id="id135" draw:style-name="a113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36352in" svg:y="4.36891in" svg:width="2.24034in" svg:height="0.60093in" draw:id="id136" draw:style-name="a1137">
            <svg:title/>
            <svg:desc/>
            <text:p text:style-name="a1136" text:class-names="" text:cond-style-name=""><text:span text:style-name="a1134" text:class-names="">directions</text:span><text:span text:style-name="a1135" text:class-names=""/></text:p>
            <draw:enhanced-geometry xmlns:dr3d="urn:oasis:names:tc:opendocument:xmlns:dr3d:1.0" draw:type="non-primitive" svg:viewBox="0 0 2048567 549486" draw:enhanced-path="M 0 91583 C 0 41003 41003 0 91583 0 L 1956984 0 C 2007564 0 2048567 41003 2048567 91583 L 2048567 457903 C 2048567 508483 2007564 549486 1956984 549486 L 91583 549486 C 41003 549486 0 508483 0 457903 L 0 915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8567"/>
              <draw:equation draw:name="f7" draw:formula="?f4 / 549486"/>
              <draw:equation draw:name="f8" draw:formula="0 * ?f5 / 2048567"/>
              <draw:equation draw:name="f9" draw:formula="91583 * ?f4 / 549486"/>
              <draw:equation draw:name="f10" draw:formula="91583 * ?f5 / 2048567"/>
              <draw:equation draw:name="f11" draw:formula="0 * ?f4 / 549486"/>
              <draw:equation draw:name="f12" draw:formula="1956984 * ?f5 / 2048567"/>
              <draw:equation draw:name="f13" draw:formula="2048567 * ?f5 / 2048567"/>
              <draw:equation draw:name="f14" draw:formula="457903 * ?f4 / 549486"/>
              <draw:equation draw:name="f15" draw:formula="549486 * ?f4 / 54948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74236in" svg:y="3.78011in" svg:width="1.03873in" svg:height="1.03866in" draw:id="id137" draw:style-name="a113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uppieren 6" draw:id="id139">
          <svg:title/>
          <svg:desc/>
          <draw:custom-shape svg:x="4.0665in" svg:y="2.38574in" svg:width="4.6535in" svg:height="0.60093in" draw:id="id141" draw:style-name="a1149" draw:name="Abgerundetes Rechteck 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12743in" svg:y="2.41508in" svg:width="4.53164in" svg:height="0.54226in" draw:id="id142" draw:style-name="a1152" draw:name="Abgerundetes Rechteck 4">
            <svg:title/>
            <svg:desc/>
            <text:p text:style-name="a1151" text:class-names="" text:cond-style-name=""><text:span text:style-name="a11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43062in" svg:y="2.46517in" svg:width="3.92525in" svg:height="0.40391in" draw:id="id140" draw:style-name="a1148" draw:name="Rechteck 12">
          <svg:title/>
          <svg:desc/>
          <text:p text:style-name="a1147" text:class-names="" text:cond-style-name=""><text:span text:style-name="a1140" text:class-names="">Technologies<text:s text:c="1"/></text:span><text:span text:style-name="a1141" text:class-names="">support</text:span><text:span text:style-name="a1142" text:class-names=""><text:s text:c="1"/></text:span><text:span text:style-name="a1143" text:class-names="">work</text:span><text:span text:style-name="a1144" text:class-names=""><text:s text:c="1"/></text:span><text:span text:style-name="a1145" text:class-names="">activities</text:span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1153" draw:master-page-name="Master1-Layout2-obj-Titel-und-Inhalt" presentation:presentation-page-layout-name="Master1-PPL2" draw:id="Slide-274">
        <draw:frame draw:id="id143" presentation:style-name="a1157" draw:name="Titel 1" svg:x="1.2in" svg:y="0.31343in" svg:width="11in" svg:height="1.58657in" presentation:class="title" presentation:placeholder="false">
          <draw:text-box>
            <text:p text:style-name="a1156" text:class-names="" text:cond-style-name=""><text:span text:style-name="a1154" text:class-names="">CSCW<text:s text:c="1"/></text:span><text:span text:style-name="a1155" text:class-names="">Theories</text:span></text:p>
          </draw:text-box>
          <svg:title/>
          <svg:desc/>
        </draw:frame>
        <draw:g draw:name="Diagramm 9" draw:id="id156" draw:style-name="a1205">
          <svg:title/>
          <svg:desc/>
          <draw:custom-shape svg:x="5.97736in" svg:y="2.02879in" svg:width="1.1486in" svg:height="1.32023in" draw:id="id144" draw:style-name="a1161">
            <svg:title/>
            <svg:desc/>
            <text:p text:style-name="a1160" text:class-names="" text:cond-style-name=""><text:span text:style-name="a1158" text:class-names="">Inception</text:span><text:span text:style-name="a1159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16081in" svg:y="2.29283in" svg:width="1.47337in" svg:height="0.79213in" draw:id="id145" draw:style-name="a1165">
            <svg:title/>
            <svg:desc/>
            <text:p text:style-name="a1164" text:class-names="" text:cond-style-name=""><text:span text:style-name="a1162" text:class-names="">Group Engagement</text:span><text:span text:style-name="a1163" text:class-names=""/></text:p>
            <draw:enhanced-geometry xmlns:dr3d="urn:oasis:names:tc:opendocument:xmlns:dr3d:1.0" draw:type="non-primitive" svg:viewBox="0 0 1347251 724328" draw:enhanced-path="M 0 0 L 1347251 0 1347251 724328 0 72432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7251"/>
              <draw:equation draw:name="f7" draw:formula="?f4 / 724328"/>
              <draw:equation draw:name="f8" draw:formula="0 * ?f5 / 1347251"/>
              <draw:equation draw:name="f9" draw:formula="0 * ?f4 / 724328"/>
              <draw:equation draw:name="f10" draw:formula="1347251 * ?f5 / 1347251"/>
              <draw:equation draw:name="f11" draw:formula="724328 * ?f4 / 7243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3688in" svg:y="2.02879in" svg:width="1.1486in" svg:height="1.32023in" draw:id="id146" draw:style-name="a1168">
            <svg:title/>
            <svg:desc/>
            <text:p text:style-name="a1167" text:class-names="" text:cond-style-name=""><text:span text:style-name="a1166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5474in" svg:y="3.1494in" svg:width="1.1486in" svg:height="1.32023in" draw:id="id147" draw:style-name="a1173">
            <svg:title/>
            <svg:desc/>
            <text:p text:style-name="a1172" text:class-names="" text:cond-style-name=""><text:span text:style-name="a1169" text:class-names="">Problem-</text:span><text:span text:style-name="a1170" text:class-names="">Solving</text:span><text:span text:style-name="a1171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88137in" svg:y="3.41344in" svg:width="1.42584in" svg:height="0.79213in" draw:id="id148" draw:style-name="a1178">
            <svg:title/>
            <svg:desc/>
            <text:p text:style-name="a1177" text:class-names="" text:cond-style-name=""><text:span text:style-name="a1174" text:class-names="">Group-</text:span><text:span text:style-name="a1175" text:class-names="">Wellbeing</text:span><text:span text:style-name="a1176" text:class-names=""/></text:p>
            <draw:enhanced-geometry xmlns:dr3d="urn:oasis:names:tc:opendocument:xmlns:dr3d:1.0" draw:type="non-primitive" svg:viewBox="0 0 1303791 724328" draw:enhanced-path="M 0 0 L 1303791 0 1303791 724328 0 72432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3791"/>
              <draw:equation draw:name="f7" draw:formula="?f4 / 724328"/>
              <draw:equation draw:name="f8" draw:formula="0 * ?f5 / 1303791"/>
              <draw:equation draw:name="f9" draw:formula="0 * ?f4 / 724328"/>
              <draw:equation draw:name="f10" draw:formula="1303791 * ?f5 / 1303791"/>
              <draw:equation draw:name="f11" draw:formula="724328 * ?f4 / 7243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9523in" svg:y="3.1494in" svg:width="1.1486in" svg:height="1.32023in" draw:id="id149" draw:style-name="a1181">
            <svg:title/>
            <svg:desc/>
            <text:p text:style-name="a1180" text:class-names="" text:cond-style-name=""><text:span text:style-name="a1179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97736in" svg:y="4.27001in" svg:width="1.1486in" svg:height="1.32023in" draw:id="id150" draw:style-name="a1186">
            <svg:title/>
            <svg:desc/>
            <text:p text:style-name="a1185" text:class-names="" text:cond-style-name=""><text:span text:style-name="a1182" text:class-names="">Conflict</text:span><text:span text:style-name="a1183" text:class-names=""><text:s text:c="1"/>Resolution</text:span><text:span text:style-name="a1184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16081in" svg:y="4.53405in" svg:width="1.47337in" svg:height="0.79213in" draw:id="id151" draw:style-name="a1190">
            <svg:title/>
            <svg:desc/>
            <text:p text:style-name="a1189" text:class-names="" text:cond-style-name=""><text:span text:style-name="a1187" text:class-names="">Member-support</text:span><text:span text:style-name="a1188" text:class-names=""/></text:p>
            <draw:enhanced-geometry xmlns:dr3d="urn:oasis:names:tc:opendocument:xmlns:dr3d:1.0" draw:type="non-primitive" svg:viewBox="0 0 1347251 724328" draw:enhanced-path="M 0 0 L 1347251 0 1347251 724328 0 72432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7251"/>
              <draw:equation draw:name="f7" draw:formula="?f4 / 724328"/>
              <draw:equation draw:name="f8" draw:formula="0 * ?f5 / 1347251"/>
              <draw:equation draw:name="f9" draw:formula="0 * ?f4 / 724328"/>
              <draw:equation draw:name="f10" draw:formula="1347251 * ?f5 / 1347251"/>
              <draw:equation draw:name="f11" draw:formula="724328 * ?f4 / 7243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3688in" svg:y="4.27001in" svg:width="1.1486in" svg:height="1.32023in" draw:id="id152" draw:style-name="a1193">
            <svg:title/>
            <svg:desc/>
            <text:p text:style-name="a1192" text:class-names="" text:cond-style-name=""><text:span text:style-name="a1191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5474in" svg:y="5.39061in" svg:width="1.1486in" svg:height="1.32023in" draw:id="id153" draw:style-name="a1197">
            <svg:title/>
            <svg:desc/>
            <text:p text:style-name="a1196" text:class-names="" text:cond-style-name=""><text:span text:style-name="a1194" text:class-names="">Execution</text:span><text:span text:style-name="a1195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88137in" svg:y="5.65466in" svg:width="1.42584in" svg:height="0.79213in" draw:id="id154" draw:style-name="a1201">
            <svg:title/>
            <svg:desc/>
            <text:p text:style-name="a1200" text:class-names="" text:cond-style-name=""><text:span text:style-name="a1198" text:class-names="">Production</text:span><text:span text:style-name="a1199" text:class-names=""/></text:p>
            <draw:enhanced-geometry xmlns:dr3d="urn:oasis:names:tc:opendocument:xmlns:dr3d:1.0" draw:type="non-primitive" svg:viewBox="0 0 1303791 724328" draw:enhanced-path="M 0 0 L 1303791 0 1303791 724328 0 72432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3791"/>
              <draw:equation draw:name="f7" draw:formula="?f4 / 724328"/>
              <draw:equation draw:name="f8" draw:formula="0 * ?f5 / 1303791"/>
              <draw:equation draw:name="f9" draw:formula="0 * ?f4 / 724328"/>
              <draw:equation draw:name="f10" draw:formula="1303791 * ?f5 / 1303791"/>
              <draw:equation draw:name="f11" draw:formula="724328 * ?f4 / 7243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9523in" svg:y="5.39061in" svg:width="1.1486in" svg:height="1.32023in" draw:id="id155" draw:style-name="a1204">
            <svg:title/>
            <svg:desc/>
            <text:p text:style-name="a1203" text:class-names="" text:cond-style-name=""><text:span text:style-name="a1202" text:class-names=""/></text:p>
            <draw:enhanced-geometry xmlns:dr3d="urn:oasis:names:tc:opendocument:xmlns:dr3d:1.0" draw:type="non-primitive" svg:viewBox="0 0 1207214 1050276" draw:enhanced-path="M 603607 0 L 1207214 228435 1207214 821841 603607 1050276 0 821841 0 228435 60360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7214"/>
              <draw:equation draw:name="f7" draw:formula="?f4 / 1050276"/>
              <draw:equation draw:name="f8" draw:formula="0 * ?f5 / 1207214"/>
              <draw:equation draw:name="f9" draw:formula="525138 * ?f4 / 1050276"/>
              <draw:equation draw:name="f10" draw:formula="262569 * ?f5 / 1207214"/>
              <draw:equation draw:name="f11" draw:formula="0 * ?f4 / 1050276"/>
              <draw:equation draw:name="f12" draw:formula="944645 * ?f5 / 1207214"/>
              <draw:equation draw:name="f13" draw:formula="1207214 * ?f5 / 1207214"/>
              <draw:equation draw:name="f14" draw:formula="1050276 * ?f4 / 105027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21" draw:style-name="a1206" draw:master-page-name="Master1-Layout2-obj-Titel-und-Inhalt" presentation:presentation-page-layout-name="Master1-PPL2" draw:id="Slide-276">
        <draw:frame draw:id="id157" presentation:style-name="a1210" draw:name="Titel 1" svg:x="1.2in" svg:y="0.31343in" svg:width="11in" svg:height="1.58657in" presentation:class="title" presentation:placeholder="false">
          <draw:text-box>
            <text:p text:style-name="a1209" text:class-names="" text:cond-style-name=""><text:span text:style-name="a1207" text:class-names="">CSCW Theories</text:span><text:span text:style-name="a1208" text:class-names=""/></text:p>
          </draw:text-box>
          <svg:title/>
          <svg:desc/>
        </draw:frame>
        <draw:custom-shape svg:x="5.14in" svg:y="2.56333in" svg:width="3.12in" svg:height="2.15667in" draw:id="id158" draw:style-name="a1213" draw:name="Pfeil nach unten 3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59" draw:style-name="a1233" draw:name="Textfeld 4" svg:x="1.50486in" svg:y="4.72in" svg:width="10.39028in" svg:height="0.5722in">
          <draw:text-box>
            <text:p text:style-name="a1232" text:class-names="" text:cond-style-name=""><text:span text:style-name="a1214" text:class-names="">Enable</text:span><text:span text:style-name="a1215" text:class-names=""><text:s text:c="1"/></text:span><text:span text:style-name="a1216" text:class-names="">groups</text:span><text:span text:style-name="a1217" text:class-names=""><text:s text:c="1"/></text:span><text:span text:style-name="a1218" text:class-names="">to</text:span><text:span text:style-name="a1219" text:class-names=""><text:s text:c="1"/></text:span><text:span text:style-name="a1220" text:class-names="">synchronize</text:span><text:span text:style-name="a1221" text:class-names=""><text:s text:c="1"/></text:span><text:span text:style-name="a1222" text:class-names="">their</text:span><text:span text:style-name="a1223" text:class-names=""><text:s text:c="1"/></text:span><text:span text:style-name="a1224" text:class-names="">efforts</text:span><text:span text:style-name="a1225" text:class-names=""><text:s text:c="1"/></text:span><text:span text:style-name="a1226" text:class-names="">as</text:span><text:span text:style-name="a1227" text:class-names=""><text:s text:c="1"/>a<text:s text:c="1"/></text:span><text:span text:style-name="a1228" text:class-names="">concerned</text:span><text:span text:style-name="a1229" text:class-names=""><text:s text:c="1"/></text:span><text:span text:style-name="a1230" text:class-names="">action</text:span><text:span text:style-name="a12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Überschrift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Überschrift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810">
      <style:table-cell-properties/>
    </style:style>
    <style:style style:family="table-cell" style:name="a8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d2deef"/>
    </style:style>
    <style:style style:family="table-cell" style:name="a812">
      <style:table-cell-properties/>
    </style:style>
    <style:style style:family="table-cell" style:name="a813">
      <style:table-cell-properties fo:background-color="#d2deef"/>
    </style:style>
    <style:style style:family="table-cell" style:name="a80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814" table:paragraph-style-name=""/>
      <table:last-row table:style-name="a815" table:paragraph-style-name=""/>
      <table:first-column table:style-name="a816" table:paragraph-style-name=""/>
      <table:last-column table:style-name="a817" table:paragraph-style-name=""/>
      <table:body table:style-name="a809" table:paragraph-style-name=""/>
      <table:even-rows table:style-name="a812" table:paragraph-style-name=""/>
      <table:odd-rows table:style-name="a813" table:paragraph-style-name=""/>
      <table:even-columns table:style-name="a810" table:paragraph-style-name=""/>
      <table:odd-columns table:style-name="a8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0694in" svg:stroke-color="#7f7f7f" svg:stroke-opacity="100%" svg:stroke-linecap="butt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0694in" svg:stroke-color="#7f7f7f" svg:stroke-opacity="100%" svg:stroke-linecap="butt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none" draw:stroke="solid" svg:stroke-width="0.00694in" svg:stroke-color="#7f7f7f" svg:stroke-opacity="100%" svg:stroke-linecap="butt"/>
    </style:style>
    <style:style style:family="text" style:name="a8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0694in" svg:stroke-color="#7f7f7f" svg:stroke-opacity="100%" svg:stroke-linecap="butt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draw:fill="none" draw:stroke="solid" svg:stroke-width="0.00694in" svg:stroke-color="#7f7f7f" svg:stroke-opacity="100%" svg:stroke-linecap="butt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0694in" svg:stroke-color="#7f7f7f" svg:stroke-opacity="100%" svg:stroke-linecap="butt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draw:stroke="solid" svg:stroke-width="0.01389in" svg:stroke-color="#000000" svg:strok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none" draw:stroke="solid" svg:stroke-width="0.00694in" svg:stroke-color="#7f7f7f" svg:stroke-opacity="100%" svg:stroke-linecap="butt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6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Titelmasterformat durch Klicken bearbeiten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ormatvorlagen des Textmasters bearbeit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Zweite Ebene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ünfte Ebene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20/2016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9">
        <draw:frame draw:id="id8" presentation:style-name="a41" draw:name="Kopfzeilenplatzhalter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Datumsplatzhalt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Folienbildplatzhalter 3">
          <svg:title/>
          <svg:desc/>
        </draw:page-thumbnail>
        <draw:frame draw:id="id11" presentation:style-name="a62" draw:name="Notizenplatzhalt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ormatvorlagen des Textmasters bearbeite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Zweite Ebene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Fünfte Ebene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Fußzeilenplatzhalter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8" draw:name="Foliennummernplatzhalt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0">
      <draw:custom-shape svg:x="0in" svg:y="7in" svg:width="13.33333in" svg:height="0.5in" draw:id="id14" draw:style-name="a73" draw:name="Rectangle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6" draw:name="Rectangle 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name="Title 1" svg:x="1.2in" svg:y="0.83in" svg:width="11in" svg:height="3.9in" presentation:class="title" presentation:placeholder="false">
        <draw:text-box>
          <text:p text:style-name="a79" text:class-names="" text:cond-style-name=""><text:span text:style-name="a77" text:class-names="">Titelmasterformat durch Klicken bearbeiten</text:span><text:span text:style-name="a78" text:class-names=""/></text:p>
        </draw:text-box>
        <svg:title/>
        <svg:desc/>
      </draw:frame>
      <draw:frame draw:id="id17" presentation:style-name="a84" draw:name="Subtitle 2" svg:x="1.20303in" svg:y="4.87273in" svg:width="11in" svg:height="1.25in" presentation:class="subtitle" presentation:placeholder="false">
        <draw:text-box>
          <text:p text:style-name="a83" text:class-names="" text:cond-style-name=""><text:span text:style-name="a81" text:class-names="">Formatvorlage des Untertitelmasters durch Klicken bearbeiten</text:span><text:span text:style-name="a82" text:class-names=""/></text:p>
        </draw:text-box>
        <svg:title/>
        <svg:desc/>
      </draw:frame>
      <draw:frame draw:id="id18" presentation:style-name="a88" draw:name="Date Placeholder 3" svg:x="1.2in" svg:y="7.06451in" svg:width="2.70371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0/2016</text:date></text:span></text:p>
        </draw:text-box>
        <svg:title/>
        <svg:desc/>
      </draw:frame>
      <draw:frame draw:id="id19" presentation:style-name="a91" draw:name="Footer Placeholder 4" svg:x="4.03126in" svg:y="7.06451in" svg:width="5.27428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10.82727in" svg:y="7.06451in" svg:width="1.4348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5" draw:name="Straight Connector 8">
        <svg:title/>
        <svg:desc/>
      </draw:connector>
      <presentation:notes style:page-layout-name="pageLayout2" draw:style-name="a126">
        <draw:frame draw:id="id8" presentation:style-name="a98" draw:name="Kopfzeilenplatzhalt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2" draw:name="Datumsplatzhalt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3" draw:name="Folienbildplatzhalter 3">
          <svg:title/>
          <svg:desc/>
        </draw:page-thumbnail>
        <draw:frame draw:id="id11" presentation:style-name="a119" draw:name="Notizenplatzhalt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Formatvorlagen des Textmasters bearbeite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Zweite Ebene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list text:style-name="a118">
                              <text:list-item>
                                <text:p text:style-name="a117" text:class-names="" text:cond-style-name=""><text:span text:style-name="a115" text:class-names="">Fünfte Ebene</text:span><text:span text:style-name="a1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2" draw:name="Fußzeilenplatzhalter 5" svg:x="0in" svg:y="9.49826in" svg:width="3.25in" svg:height="0.50174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3" presentation:style-name="a125" draw:name="Foliennummernplatzhalt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7">
      <draw:custom-shape svg:x="0.00347in" svg:y="7in" svg:width="13.32986in" svg:height="0.5in" draw:id="id22" draw:layer="Master1-bg" draw:style-name="a130" draw:name="Rectangle 6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33" draw:name="Rectangle 8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4" draw:name="Straight Connector 9">
        <svg:title/>
        <svg:desc/>
      </draw:connector>
      <draw:frame draw:id="id25" presentation:style-name="a138" draw:name="Title 1" svg:x="1.2in" svg:y="0.31343in" svg:width="11in" svg:height="1.58657in" presentation:class="title" presentation:placeholder="false">
        <draw:text-box>
          <text:p text:style-name="a137" text:class-names="" text:cond-style-name=""><text:span text:style-name="a135" text:class-names="">Titelmasterformat durch Klicken bearbeiten</text:span><text:span text:style-name="a136" text:class-names=""/></text:p>
        </draw:text-box>
        <svg:title/>
        <svg:desc/>
      </draw:frame>
      <draw:frame draw:id="id26" presentation:style-name="a155" draw:name="Content Placeholder 2" svg:x="1.2in" svg:y="2.01852in" svg:width="11in" svg:height="4.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Formatvorlagen des Textmasters bearbeite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Zweite Ebene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ünfte Ebene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9" draw:name="Date Placeholder 3" svg:x="1.2in" svg:y="7.06451in" svg:width="2.70371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5/20/2016</text:date></text:span></text:p>
        </draw:text-box>
        <svg:title/>
        <svg:desc/>
      </draw:frame>
      <draw:frame draw:id="id28" presentation:style-name="a162" draw:name="Footer Placeholder 4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9" presentation:style-name="a165" draw:name="Slide Number Placeholder 5" svg:x="10.82727in" svg:y="7.06451in" svg:width="1.43485in" svg:height="0.39931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8" presentation:style-name="a168" draw:name="Kopfzeilenplatzhalter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2" draw:name="Datumsplatzhalter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3" draw:name="Folienbildplatzhalter 3">
          <svg:title/>
          <svg:desc/>
        </draw:page-thumbnail>
        <draw:frame draw:id="id11" presentation:style-name="a189" draw:name="Notizenplatzhalter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Formatvorlagen des Textmasters bearbeiten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Zweite Ebene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5" text:class-names="">Fünfte Ebene</text:span><text:span text:style-name="a1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2" draw:name="Fußzeilenplatzhalter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5" draw:name="Foliennummernplatzhalter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97">
      <draw:custom-shape svg:x="0.00347in" svg:y="7in" svg:width="13.32986in" svg:height="0.5in" draw:id="id30" draw:style-name="a200" draw:name="Rectangle 6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3" draw:name="Rectangle 7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7" draw:name="Title 1" svg:x="1.2in" svg:y="0.83in" svg:width="11in" svg:height="3.9in" presentation:class="title" presentation:placeholder="false">
        <draw:text-box>
          <text:p text:style-name="a206" text:class-names="" text:cond-style-name=""><text:span text:style-name="a204" text:class-names="">Titelmasterformat durch Klicken bearbeiten</text:span><text:span text:style-name="a205" text:class-names=""/></text:p>
        </draw:text-box>
        <svg:title/>
        <svg:desc/>
      </draw:frame>
      <draw:frame draw:id="id33" presentation:style-name="a211" draw:name="Text Placeholder 2" svg:x="1.2in" svg:y="4.87in" svg:width="11in" svg:height="1.2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15" draw:name="Date Placeholder 3" svg:x="1.2in" svg:y="7.06451in" svg:width="2.70371in" svg:height="0.39931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5/20/2016</text:date></text:span></text:p>
        </draw:text-box>
        <svg:title/>
        <svg:desc/>
      </draw:frame>
      <draw:frame draw:id="id35" presentation:style-name="a218" draw:name="Footer Placeholder 4" svg:x="4.03126in" svg:y="7.06451in" svg:width="5.27428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6" presentation:style-name="a221" draw:name="Slide Number Placeholder 5" svg:x="10.82727in" svg:y="7.06451in" svg:width="1.43485in" svg:height="0.39931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22" draw:name="Straight Connector 8">
        <svg:title/>
        <svg:desc/>
      </draw:connector>
      <presentation:notes style:page-layout-name="pageLayout2" draw:style-name="a253">
        <draw:frame draw:id="id8" presentation:style-name="a225" draw:name="Kopfzeilenplatzhalter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9" draw:name="Datumsplatzhalter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0" draw:name="Folienbildplatzhalter 3">
          <svg:title/>
          <svg:desc/>
        </draw:page-thumbnail>
        <draw:frame draw:id="id11" presentation:style-name="a246" draw:name="Notizenplatzhalter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Formatvorlagen des Textmasters bearbeiten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Zweite Ebene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list text:style-name="a245">
                              <text:list-item>
                                <text:p text:style-name="a244" text:class-names="" text:cond-style-name=""><text:span text:style-name="a242" text:class-names="">Fünfte Ebene</text:span><text:span text:style-name="a2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9" draw:name="Fußzeilenplatzhalter 5" svg:x="0in" svg:y="9.49826in" svg:width="3.25in" svg:height="0.50174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3" presentation:style-name="a252" draw:name="Foliennummernplatzhalt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54">
      <draw:custom-shape svg:x="0.00347in" svg:y="7in" svg:width="13.32986in" svg:height="0.5in" draw:id="id38" draw:layer="Master1-bg" draw:style-name="a257" draw:name="Rectangle 6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60" draw:name="Rectangl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61" draw:name="Straight Connector 9">
        <svg:title/>
        <svg:desc/>
      </draw:connector>
      <draw:frame draw:id="id41" presentation:style-name="a265" draw:name="Title 7" svg:x="1.2in" svg:y="0.31343in" svg:width="11in" svg:height="1.58657in" presentation:class="title" presentation:placeholder="false">
        <draw:text-box>
          <text:p text:style-name="a264" text:class-names="" text:cond-style-name=""><text:span text:style-name="a262" text:class-names="">Titelmasterformat durch Klicken bearbeiten</text:span><text:span text:style-name="a263" text:class-names=""/></text:p>
        </draw:text-box>
        <svg:title/>
        <svg:desc/>
      </draw:frame>
      <draw:frame draw:id="id42" presentation:style-name="a282" draw:name="Content Placeholder 2" svg:x="1.2in" svg:y="2.01852in" svg:width="5.4in" svg:height="4.4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Formatvorlagen des Textmasters bearbeit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Zweite Ebene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ünfte Ebene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9" draw:name="Content Placeholder 3" svg:x="6.8in" svg:y="2.01852in" svg:width="5.4in" svg:height="4.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Formatvorlagen des Textmasters bearbeiten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Zweite Ebene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Fünfte Ebene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3" draw:name="Date Placeholder 4" svg:x="1.2in" svg:y="7.06451in" svg:width="2.70371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5/20/2016</text:date></text:span></text:p>
        </draw:text-box>
        <svg:title/>
        <svg:desc/>
      </draw:frame>
      <draw:frame draw:id="id45" presentation:style-name="a306" draw:name="Footer Placeholder 5" svg:x="4.03126in" svg:y="7.06451in" svg:width="5.27428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6" presentation:style-name="a309" draw:name="Slide Number Placeholder 6" svg:x="10.82727in" svg:y="7.06451in" svg:width="1.43485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frame draw:id="id8" presentation:style-name="a312" draw:name="Kopfzeilenplatzhalter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6" draw:name="Datumsplatzhalter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7" draw:name="Folienbildplatzhalter 3">
          <svg:title/>
          <svg:desc/>
        </draw:page-thumbnail>
        <draw:frame draw:id="id11" presentation:style-name="a333" draw:name="Notizenplatzhalter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Formatvorlagen des Textmasters bearbeiten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Zweite Ebene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ünfte Ebene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6" draw:name="Fußzeilenplatzhalt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3" presentation:style-name="a339" draw:name="Foliennummernplatzhalt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41">
      <draw:custom-shape svg:x="0.00347in" svg:y="7in" svg:width="13.32986in" svg:height="0.5in" draw:id="id47" draw:layer="Master1-bg" draw:style-name="a344" draw:name="Rectangle 6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47" draw:name="Rectangle 8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8" draw:name="Straight Connector 9">
        <svg:title/>
        <svg:desc/>
      </draw:connector>
      <draw:frame draw:id="id50" presentation:style-name="a352" draw:name="Title 9" svg:x="1.2in" svg:y="0.31343in" svg:width="11in" svg:height="1.58657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title/>
        <svg:desc/>
      </draw:frame>
      <draw:frame draw:id="id51" presentation:style-name="a356" draw:name="Text Placeholder 2" svg:x="1.2in" svg:y="2.01887in" svg:width="5.4in" svg:height="0.8052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373" draw:name="Content Placeholder 3" svg:x="1.2in" svg:y="2.82408in" svg:width="5.4in" svg:height="3.59444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Formatvorlagen des Textmasters bearbeit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Zweite Ebene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ünfte Ebene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7" draw:name="Text Placeholder 4" svg:x="6.8in" svg:y="2.01887in" svg:width="5.4in" svg:height="0.80521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94" draw:name="Content Placeholder 5" svg:x="6.8in" svg:y="2.82407in" svg:width="5.4in" svg:height="3.59444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Formatvorlagen des Textmasters bearbeiten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Zweite Ebene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ünfte Ebene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8" draw:name="Date Placeholder 6" svg:x="1.2in" svg:y="7.06451in" svg:width="2.7037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5/20/2016</text:date></text:span></text:p>
        </draw:text-box>
        <svg:title/>
        <svg:desc/>
      </draw:frame>
      <draw:frame draw:id="id56" presentation:style-name="a401" draw:name="Footer Placeholder 7" svg:x="4.03126in" svg:y="7.06451in" svg:width="5.27428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7" presentation:style-name="a404" draw:name="Slide Number Placeholder 8" svg:x="10.82727in" svg:y="7.06451in" svg:width="1.4348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5">
        <draw:frame draw:id="id8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Folienbildplatzhalter 3">
          <svg:title/>
          <svg:desc/>
        </draw:page-thumbnail>
        <draw:frame draw:id="id11" presentation:style-name="a428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Formatvorlagen des Textmasters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4" text:class-names="">Fünfte Ebene</text:span><text:span text:style-name="a4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1" draw:name="Fußzeilenplatzhalter 5" svg:x="0in" svg:y="9.49826in" svg:width="3.25in" svg:height="0.50174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Foliennummernplatzhalt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36">
      <draw:custom-shape svg:x="0.00347in" svg:y="7in" svg:width="13.32986in" svg:height="0.5in" draw:id="id58" draw:layer="Master1-bg" draw:style-name="a439" draw:name="Rectangle 6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42" draw:name="Rectangle 8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43" draw:name="Straight Connector 9">
        <svg:title/>
        <svg:desc/>
      </draw:connector>
      <draw:frame draw:id="id61" presentation:style-name="a447" draw:name="Title 1" svg:x="1.2in" svg:y="0.31343in" svg:width="11in" svg:height="1.58657in" presentation:class="title" presentation:placeholder="false">
        <draw:text-box>
          <text:p text:style-name="a446" text:class-names="" text:cond-style-name=""><text:span text:style-name="a444" text:class-names="">Titelmasterformat durch Klicken bearbeiten</text:span><text:span text:style-name="a445" text:class-names=""/></text:p>
        </draw:text-box>
        <svg:title/>
        <svg:desc/>
      </draw:frame>
      <draw:frame draw:id="id62" presentation:style-name="a451" draw:name="Date Placeholder 2" svg:x="1.2in" svg:y="7.06451in" svg:width="2.7037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5/20/2016</text:date></text:span></text:p>
        </draw:text-box>
        <svg:title/>
        <svg:desc/>
      </draw:frame>
      <draw:frame draw:id="id63" presentation:style-name="a454" draw:name="Footer Placeholder 3" svg:x="4.03126in" svg:y="7.06451in" svg:width="5.27428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4" presentation:style-name="a457" draw:name="Slide Number Placeholder 4" svg:x="10.82727in" svg:y="7.06451in" svg:width="1.43485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frame draw:id="id8" presentation:style-name="a460" draw:name="Kopfzeilenplatzhalter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Datumsplatzhalter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Folienbildplatzhalter 3">
          <svg:title/>
          <svg:desc/>
        </draw:page-thumbnail>
        <draw:frame draw:id="id11" presentation:style-name="a481" draw:name="Notizenplatzhalter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Formatvorlagen des Textmasters bearbeiten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Zweite Ebene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7" text:class-names="">Fünfte Ebene</text:span><text:span text:style-name="a4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4" draw:name="Fußzeilenplatzhalter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3" presentation:style-name="a487" draw:name="Foliennummernplatzhalt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89">
      <draw:custom-shape svg:x="0.00347in" svg:y="7in" svg:width="13.32986in" svg:height="0.5in" draw:id="id65" draw:style-name="a492" draw:name="Rectangle 4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5" draw:name="Rectangle 5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9" draw:name="Date Placeholder 6" svg:x="1.2in" svg:y="7.06451in" svg:width="2.70371in" svg:height="0.39931in" presentation:class="date-time" presentation:placeholder="false">
        <draw:text-box>
          <text:p text:style-name="a498" text:class-names="" text:cond-style-name=""><text:span text:style-name="a496" text:class-names=""><text:date text:fixed="false" style:data-style-name="a497">5/20/2016</text:date></text:span></text:p>
        </draw:text-box>
        <svg:title/>
        <svg:desc/>
      </draw:frame>
      <draw:frame draw:id="id68" presentation:style-name="a502" draw:name="Footer Placeholder 7" svg:x="4.03126in" svg:y="7.06451in" svg:width="5.27428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9" presentation:style-name="a505" draw:name="Slide Number Placeholder 8" svg:x="10.82727in" svg:y="7.06451in" svg:width="1.43485in" svg:height="0.39931in" presentation:class="page-number" presentation:placeholder="false">
        <draw:text-box>
          <text:p text:style-name="a504" text:class-names="" text:cond-style-name=""><text:span text:style-name="a503" text:class-names=""><text:page-number style:num-format="1" text:fixed="false"/></text:span></text:p>
        </draw:text-box>
        <svg:title/>
        <svg:desc/>
      </draw:frame>
      <presentation:notes style:page-layout-name="pageLayout2" draw:style-name="a536">
        <draw:frame draw:id="id8" presentation:style-name="a508" draw:name="Kopfzeilenplatzhalter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2" draw:name="Datumsplatzhalt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3" draw:name="Folienbildplatzhalter 3">
          <svg:title/>
          <svg:desc/>
        </draw:page-thumbnail>
        <draw:frame draw:id="id11" presentation:style-name="a529" draw:name="Notizenplatzhalt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Formatvorlagen des Textmasters bearbeite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Zweite Ebene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ünfte Ebene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2" draw:name="Fußzeilenplatzhalt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3" presentation:style-name="a535" draw:name="Foliennummernplatzhalt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37">
      <draw:custom-shape svg:x="0.00002in" svg:y="0in" svg:width="4.43in" svg:height="7.5in" draw:id="id70" draw:style-name="a540" draw:name="Rectangle 7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43" draw:name="Rectangle 8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7" draw:name="Title 1" svg:x="0.5in" svg:y="0.65in" svg:width="3.5in" svg:height="2.5in" presentation:class="title" presentation:placeholder="false">
        <draw:text-box>
          <text:p text:style-name="a546" text:class-names="" text:cond-style-name=""><text:span text:style-name="a544" text:class-names="">Titelmasterformat durch Klicken bearbeiten</text:span><text:span text:style-name="a545" text:class-names=""/></text:p>
        </draw:text-box>
        <svg:title/>
        <svg:desc/>
      </draw:frame>
      <draw:frame draw:id="id73" presentation:style-name="a564" draw:name="Content Placeholder 2" svg:x="5.25in" svg:y="0.8in" svg:width="7.1in" svg:height="5.75in" presentation:class="object" presentation:placeholder="false">
        <draw:text-box>
          <text:list text:style-name="a550">
            <text:list-item>
              <text:p text:style-name="a549" text:class-names="" text:cond-style-name=""><text:span text:style-name="a548" text:class-names="">Formatvorlagen des Textmasters bearbeiten</text:span></text:p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Zweite Ebene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list text:style-name="a563">
                            <text:list-item>
                              <text:p text:style-name="a562" text:class-names="" text:cond-style-name=""><text:span text:style-name="a560" text:class-names="">Fünfte Ebene</text:span><text:span text:style-name="a5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8" draw:name="Text Placeholder 3" svg:x="0.5in" svg:y="3.2in" svg:width="3.5in" svg:height="3.69545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Formatvorlagen des Textmasters bearbeiten</text:span></text:p>
            </text:list-item>
          </text:list>
        </draw:text-box>
        <svg:title/>
        <svg:desc/>
      </draw:frame>
      <draw:frame draw:id="id75" presentation:style-name="a572" draw:name="Date Placeholder 4" svg:x="0.50909in" svg:y="7.06451in" svg:width="2.86364in" svg:height="0.39931in" presentation:class="date-time" presentation:placeholder="false">
        <draw:text-box>
          <text:p text:style-name="a571" text:class-names="" text:cond-style-name=""><text:span text:style-name="a569" text:class-names=""><text:date text:fixed="false" style:data-style-name="a570">5/20/2016</text:date></text:span></text:p>
        </draw:text-box>
        <svg:title/>
        <svg:desc/>
      </draw:frame>
      <draw:frame draw:id="id76" presentation:style-name="a575" draw:name="Footer Placeholder 5" svg:x="5.25in" svg:y="7.06451in" svg:width="5.08333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7" presentation:style-name="a578" draw:name="Slide Number Placeholder 6" svg:x="10.82727in" svg:y="7.06451in" svg:width="1.43485in" svg:height="0.39931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8" presentation:style-name="a581" draw:name="Kopfzeilenplatzhalter 1" svg:x="0in" svg:y="0in" svg:width="3.25in" svg:height="0.50174in" presentation:class="head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9" presentation:style-name="a585" draw:name="Datumsplatzhalter 2" svg:x="4.24826in" svg:y="0in" svg:width="3.25in" svg:height="0.50174in" presentation:class="date-time" presentation:placeholder="false">
          <draw:text-box>
            <text:p text:style-name="a584" text:class-names="" text:cond-style-name=""><text:span text:style-name="a582" text:class-names=""><text:date text:fixed="false" style:data-style-name="a583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86" draw:name="Folienbildplatzhalter 3">
          <svg:title/>
          <svg:desc/>
        </draw:page-thumbnail>
        <draw:frame draw:id="id11" presentation:style-name="a602" draw:name="Notizenplatzhalter 4" svg:x="0.75in" svg:y="4.8125in" svg:width="6in" svg:height="3.9375in" presentation:class="notes" presentation:placeholder="false">
          <draw:text-box>
            <text:p text:style-name="a588" text:class-names="" text:cond-style-name=""><text:span text:style-name="a587" text:class-names="">Formatvorlagen des Textmasters bearbeiten</text:span></text:p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Zweite Ebene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p text:style-name="a596" text:class-names="" text:cond-style-name=""><text:span text:style-name="a5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8" text:class-names="">Fünfte Ebene</text:span><text:span text:style-name="a5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5" draw:name="Fußzeilenplatzhalter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3" presentation:style-name="a608" draw:name="Foliennummernplatzhalt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10">
      <draw:custom-shape svg:x="0in" svg:y="5.41667in" svg:width="13.32986in" svg:height="2.08333in" draw:id="id78" draw:style-name="a613" draw:name="Rectangle 7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6" draw:name="Rectangle 8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20" draw:name="Title 1" svg:x="1.2in" svg:y="5.55in" svg:width="11.06042in" svg:height="0.9in" presentation:class="title" presentation:placeholder="false">
        <draw:text-box>
          <text:p text:style-name="a619" text:class-names="" text:cond-style-name=""><text:span text:style-name="a617" text:class-names="">Titelmasterformat durch Klicken bearbeiten</text:span><text:span text:style-name="a618" text:class-names=""/></text:p>
        </draw:text-box>
        <svg:title/>
        <svg:desc/>
      </draw:frame>
      <draw:frame draw:id="id81" presentation:style-name="a624" draw:name="Picture Placeholder 2" svg:x="0.00002in" svg:y="0in" svg:width="13.33332in" svg:height="5.37519in" presentation:class="graphic" presentation:placeholder="false">
        <draw:text-box>
          <text:p text:style-name="a623" text:class-names="" text:cond-style-name=""><text:span text:style-name="a621" text:class-names="">Bild durch Klicken auf Symbol hinzufügen</text:span><text:span text:style-name="a622" text:class-names=""/></text:p>
        </draw:text-box>
        <svg:title/>
        <svg:desc/>
      </draw:frame>
      <draw:frame draw:id="id82" presentation:style-name="a628" draw:name="Text Placeholder 3" svg:x="1.2in" svg:y="6.46in" svg:width="11.06in" svg:height="0.65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Formatvorlagen des Textmasters bearbeiten</text:span></text:p>
            </text:list-item>
          </text:list>
        </draw:text-box>
        <svg:title/>
        <svg:desc/>
      </draw:frame>
      <draw:frame draw:id="id83" presentation:style-name="a632" draw:name="Date Placeholder 4" svg:x="1.2in" svg:y="7.06451in" svg:width="2.70371in" svg:height="0.39931in" presentation:class="date-time" presentation:placeholder="false">
        <draw:text-box>
          <text:p text:style-name="a631" text:class-names="" text:cond-style-name=""><text:span text:style-name="a629" text:class-names=""><text:date text:fixed="false" style:data-style-name="a630">5/20/2016</text:date></text:span></text:p>
        </draw:text-box>
        <svg:title/>
        <svg:desc/>
      </draw:frame>
      <draw:frame draw:id="id84" presentation:style-name="a635" draw:name="Footer Placeholder 5" svg:x="4.03126in" svg:y="7.06451in" svg:width="5.27428in" svg:height="0.39931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5" presentation:style-name="a638" draw:name="Slide Number Placeholder 6" svg:x="10.82727in" svg:y="7.06451in" svg:width="1.43485in" svg:height="0.39931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8" presentation:style-name="a641" draw:name="Kopfzeilenplatzhalt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5" draw:name="Datumsplatzhalt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Folienbildplatzhalter 3">
          <svg:title/>
          <svg:desc/>
        </draw:page-thumbnail>
        <draw:frame draw:id="id11" presentation:style-name="a662" draw:name="Notizenplatzhalt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Formatvorlagen des Textmasters bearbeiten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Zweite Ebene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ünfte Ebene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5" draw:name="Fußzeilenplatzhalt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3" presentation:style-name="a668" draw:name="Foliennummernplatzhalt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70">
      <draw:custom-shape svg:x="0.00347in" svg:y="7in" svg:width="13.32986in" svg:height="0.5in" draw:id="id86" draw:layer="Master1-bg" draw:style-name="a673" draw:name="Rectangle 6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76" draw:name="Rectangle 8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7" draw:name="Straight Connector 9">
        <svg:title/>
        <svg:desc/>
      </draw:connector>
      <draw:frame draw:id="id89" presentation:style-name="a681" draw:name="Title 1" svg:x="1.2in" svg:y="0.31343in" svg:width="11in" svg:height="1.58657in" presentation:class="title" presentation:placeholder="false">
        <draw:text-box>
          <text:p text:style-name="a680" text:class-names="" text:cond-style-name=""><text:span text:style-name="a678" text:class-names="">Titelmasterformat durch Klicken bearbeiten</text:span><text:span text:style-name="a679" text:class-names=""/></text:p>
        </draw:text-box>
        <svg:title/>
        <svg:desc/>
      </draw:frame>
      <draw:frame draw:id="id90" presentation:style-name="a698" draw:name="Vertical Text Placeholder 2" svg:x="1.2in" svg:y="2.01852in" svg:width="11in" svg:height="4.4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Formatvorlagen des Textmasters bearbeiten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Zweite Ebene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ünfte Ebene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2" draw:name="Date Placeholder 3" svg:x="1.2in" svg:y="7.06451in" svg:width="2.70371in" svg:height="0.39931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5/20/2016</text:date></text:span></text:p>
        </draw:text-box>
        <svg:title/>
        <svg:desc/>
      </draw:frame>
      <draw:frame draw:id="id92" presentation:style-name="a705" draw:name="Footer Placeholder 4" svg:x="4.03126in" svg:y="7.06451in" svg:width="5.27428in" svg:height="0.39931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3" presentation:style-name="a708" draw:name="Slide Number Placeholder 5" svg:x="10.82727in" svg:y="7.06451in" svg:width="1.43485in" svg:height="0.39931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presentation:notes style:page-layout-name="pageLayout2" draw:style-name="a739">
        <draw:frame draw:id="id8" presentation:style-name="a711" draw:name="Kopfzeilenplatzhalter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5" draw:name="Datumsplatzhalter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2" text:class-names=""><text:date text:fixed="false" style:data-style-name="a713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Folienbildplatzhalter 3">
          <svg:title/>
          <svg:desc/>
        </draw:page-thumbnail>
        <draw:frame draw:id="id11" presentation:style-name="a732" draw:name="Notizenplatzhalter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Formatvorlagen des Textmasters bearbeiten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Zweite Ebene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Fünfte Ebene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Fußzeilenplatzhalter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8" draw:name="Foliennummernplatzhalter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40">
      <draw:custom-shape svg:x="0.00347in" svg:y="7in" svg:width="13.32986in" svg:height="0.5in" draw:id="id94" draw:style-name="a743" draw:name="Rectangle 6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6" draw:name="Rectangle 7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50" draw:name="Vertical Title 1" svg:x="9.54167in" svg:y="0.4509in" svg:width="2.875in" svg:height="6.2991in" presentation:class="title" presentation:placeholder="false">
        <draw:text-box>
          <text:p text:style-name="a749" text:class-names="" text:cond-style-name=""><text:span text:style-name="a747" text:class-names="">Titelmasterformat durch Klicken bearbeiten</text:span><text:span text:style-name="a748" text:class-names=""/></text:p>
        </draw:text-box>
        <svg:title/>
        <svg:desc/>
      </draw:frame>
      <draw:frame draw:id="id97" presentation:style-name="a767" draw:name="Vertical Text Placeholder 2" svg:x="0.91667in" svg:y="0.4509in" svg:width="8.45833in" svg:height="6.2991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Formatvorlagen des Textmasters bearbeiten</text:span></text:p>
            </text:list-item>
          </text:list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Zweite Ebene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3" text:class-names="">Fünfte Ebene</text:span><text:span text:style-name="a7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71" draw:name="Date Placeholder 3" svg:x="1.2in" svg:y="7.06451in" svg:width="2.70371in" svg:height="0.39931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5/20/2016</text:date></text:span></text:p>
        </draw:text-box>
        <svg:title/>
        <svg:desc/>
      </draw:frame>
      <draw:frame draw:id="id99" presentation:style-name="a774" draw:name="Footer Placeholder 4" svg:x="4.03126in" svg:y="7.06451in" svg:width="5.27428in" svg:height="0.39931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00" presentation:style-name="a777" draw:name="Slide Number Placeholder 5" svg:x="10.82727in" svg:y="7.06451in" svg:width="1.43485in" svg:height="0.39931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08">
        <draw:frame draw:id="id8" presentation:style-name="a780" draw:name="Kopfzeilenplatzhalt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4" draw:name="Datumsplatzhalt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5/20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85" draw:name="Folienbildplatzhalter 3">
          <svg:title/>
          <svg:desc/>
        </draw:page-thumbnail>
        <draw:frame draw:id="id11" presentation:style-name="a801" draw:name="Notizenplatzhalt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Formatvorlagen des Textmasters bearbeiten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Zweite Ebene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ünfte Ebene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Fußzeilenplatzhalt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7" draw:name="Foliennummernplatzhalt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ern Theories</dc:title>
    <meta:initial-creator>Michael Schreier</meta:initial-creator>
    <dc:creator>Jens Wöhrle</dc:creator>
    <meta:creation-date>2016-05-13T11:20:25Z</meta:creation-date>
    <dc:date>2016-05-20T16:33:29Z</dc:date>
    <meta:template xlink:href="Retrospect" xlink:type="simple"/>
    <meta:editing-cycles>20</meta:editing-cycles>
    <meta:editing-duration>PT0S</meta:editing-duration>
    <meta:document-statistic meta:paragraph-count="59" meta:word-count="222"/>
  </office:meta>
</office:document-meta>
</file>